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66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OPERAZIONE 1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TOT: 15 accessi / mese * 15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1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5 accessi / mese * 15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2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TOT: 3 accessi / mese * 15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2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1 accessi / mese * 15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3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Canz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Raccoglier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1000 accessi / mese * 11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3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200 accessi / mese * 11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4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Canz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Raccoglier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1000 accessi / mese * 11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4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200 accessi / mese * 11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5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Canz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ppartener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1000 accessi / mese * 9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5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200 accessi / mese * 9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6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Canz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ppartener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1000 accessi / mese * 9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6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200 accessi / mese * 9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14:35:57.934485515</meta:creation-date>
    <dc:date>2022-02-10T16:06:08.796389212</dc:date>
    <meta:editing-duration>PT8M59S</meta:editing-duration>
    <meta:editing-cycles>3</meta:editing-cycles>
    <meta:generator>LibreOffice/7.2.3.2$Linux_X86_64 LibreOffice_project/20$Build-2</meta:generator>
    <meta:document-statistic meta:table-count="1" meta:cell-count="176" meta:object-count="0"/>
  </office:meta>
</office:document-meta>
</file>